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437in"/>
    </style:style>
    <style:style style:name="co3" style:family="table-column">
      <style:table-column-properties fo:break-before="auto" style:column-width="4.9319in"/>
    </style:style>
    <style:style style:name="co4" style:family="table-column">
      <style:table-column-properties fo:break-before="auto" style:column-width="0.6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2a6099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color="#2a6099"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ext-properties style:text-underline-style="none"/>
    </style:style>
    <style:style style:name="ce7" style:family="table-cell" style:parent-style-name="Default">
      <style:table-cell-properties fo:wrap-option="no-wrap"/>
    </style:style>
    <style:style style:name="ce16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ce9" office:value-type="string" calcext:value-type="string" table:number-columns-spanned="10" table:number-rows-spanned="2">
            <text:p>MultiFleet IT Systems and Infrastructure - Questions</text:p>
          </table:table-cell>
          <table:covered-table-cell/>
          <table:covered-table-cell table:style-name="ce11"/>
          <table:covered-table-cell table:number-columns-repeated="3"/>
          <table:covered-table-cell table:style-name="ce16"/>
          <table:covered-table-cell table:number-columns-repeated="3"/>
        </table:table-row>
        <table:table-row table:style-name="ro1">
          <table:covered-table-cell table:number-columns-repeated="2"/>
          <table:covered-table-cell table:style-name="ce12"/>
          <table:covered-table-cell table:number-columns-repeated="7"/>
        </table:table-row>
        <table:table-row table:style-name="ro1">
          <table:table-cell table:style-name="ce2" office:value-type="string" calcext:value-type="string">
            <text:p>SR. NO. </text:p>
          </table:table-cell>
          <table:table-cell table:style-name="ce2" office:value-type="string" calcext:value-type="string">
            <text:p>SUBJECT</text:p>
          </table:table-cell>
          <table:table-cell table:style-name="ce2" office:value-type="string" calcext:value-type="string">
            <text:p>QUESTIONS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erall IT Infrastructure</text:p>
          </table:table-cell>
          <table:table-cell table:style-name="ce5" office:value-type="string" calcext:value-type="string">
            <text:p>1. Servers</text:p>
          </table:table-cell>
          <table:table-cell table:number-columns-repeated="3"/>
          <table:table-cell table:style-name="ce7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4"/>1.1) What kind of servers do you use?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 text:c="4"/>1.2) How many servers do you use?</text:p>
          </table:table-cell>
          <table:table-cell table:style-name="ce7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<text:s text:c="4"/>1.3) What is the configuration of servers?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 text:c="4"/>1.4) Which servers do you use for – live , database, website hosting?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5" office:value-type="string" calcext:value-type="string">
            <text:p>2. FireWall and Router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<text:s text:c="4"/>1.1) What kind of firewall do you use?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    1.2) Do you have your own firewall or do you use a 3<text:span text:style-name="T1">rd</text:span> party firewall?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 text:c="4"/>1.3) What kind of routers do you use?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 text:c="4"/>1.4) Which brand’s router do you use?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5" office:value-type="string" calcext:value-type="string">
            <text:p>3. BackUp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string" calcext:value-type="string">
            <text:p><text:s text:c="4"/>3.1) Do you have any backup service?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 text:c="4"/>3.2) Explain your backup hardware and backup process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5" office:value-type="string" calcext:value-type="string">
            <text:p>4. CloudServic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 text:c="4"/>4.1) What kind of cloud services do you use?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<text:s text:c="4"/>4.2) What are the cloud services that you use under a category?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 text:c="4"/>4.3) What kind of servers do you use?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<text:s text:c="4"/>4.4) Configuration of services and data on cloud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 System</text:p>
          </table:table-cell>
          <table:table-cell office:value-type="string" calcext:value-type="string">
            <text:p>1. Front Offi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<text:s text:c="5"/>1.1) What portal/apps/system do you use for front-office?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     1.2) Are they developed by MultiFleet or 3<text:span text:style-name="T1">rd</text:span> party systems?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<text:s text:c="5"/>1.3) Which programming languages have been used to develop it?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 text:c="5"/>1.4) How many portals/apps are there?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<text:s text:c="5"/>1.5) Are there different portals/apps for different services?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2. Back Offi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     2.1) Do you have any 3<text:span text:style-name="T1">rd</text:span> party integrations?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<text:s text:c="5"/>2.2) If any, what are they?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3.Database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<text:s text:c="5"/>3.1) What databases do you use?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 text:c="5"/>3.2) How many database do you use?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 text:c="5"/>3.3) Configuration of all databases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. Other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<text:s text:c="5"/>4.1) What changes do you need in FleetWare?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<text:s text:c="5"/>4.2) Do you want to keep the front-end same?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<text:s text:c="5"/>4.3) Why do you want to migrate to business central?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/00/0000</text:date>, <text:time style:data-style-name="N2" text:time-value="10:08:17.4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6T18:24:17.284000000</meta:creation-date>
    <dc:date>2021-03-17T19:03:24.979000000</dc:date>
    <meta:editing-duration>PT22M6S</meta:editing-duration>
    <meta:editing-cycles>2</meta:editing-cycles>
    <meta:generator>LibreOffice/7.0.4.2$Windows_X86_64 LibreOffice_project/dcf040e67528d9187c66b2379df5ea4407429775</meta:generator>
    <meta:document-statistic meta:table-count="1" meta:cell-count="43" meta:object-count="0"/>
  </office:meta>
</office:document-meta>
</file>